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2c001e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cm" svg:stroke-color="#2c001e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T1" style:family="text">
      <style:text-properties style:text-position="-10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cm" svg:height="2.1cm" svg:x="3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cm" svg:height="2.1cm" svg:x="3.001cm" svg:y="5.001cm">
          <text:p text:style-name="P1">h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cm" svg:height="2.1cm" svg:x="7cm" svg:y="5cm">
          <text:p text:style-name="P1">h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cm" svg:height="2.1cm" svg:x="11.002cm" svg:y="5.002cm">
          <text:p text:style-name="P1">h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cm" svg:height="2.1cm" svg:x="1.101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1.102cm" svg:y="9.301cm">
          <text:p text:style-name="P1">v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5.101cm" svg:y="9.3cm">
          <text:p text:style-name="P1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9.103cm" svg:y="9.302cm">
          <text:p text:style-name="P1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13.103cm" svg:y="9.302cm">
          <text:p text:style-name="P1">v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cm" svg:y1="9.6cm" svg:x2="7.3cm" svg:y2="6.8cm">
          <text:p/>
        </draw:line>
        <draw:line draw:style-name="gr5" draw:text-style-name="P1" draw:layer="layout" svg:x1="6.2cm" svg:y1="9.3cm" svg:x2="7.6cm" svg:y2="7cm">
          <text:p/>
        </draw:line>
        <draw:line draw:style-name="gr5" draw:text-style-name="P1" draw:layer="layout" svg:x1="10cm" svg:y1="9.3cm" svg:x2="8.6cm" svg:y2="7cm">
          <text:p/>
        </draw:line>
        <draw:line draw:style-name="gr5" draw:text-style-name="P1" draw:layer="layout" svg:x1="13.4cm" svg:y1="9.6cm" svg:x2="8.9cm" svg:y2="6.8cm">
          <text:p/>
        </draw:line>
        <draw:line draw:style-name="gr5" draw:text-style-name="P1" draw:layer="layout" svg:x1="2.2cm" svg:y1="9.3cm" svg:x2="3.6cm" svg:y2="7cm">
          <text:p/>
        </draw:line>
        <draw:line draw:style-name="gr5" draw:text-style-name="P1" draw:layer="layout" svg:x1="5.9cm" svg:y1="9.3cm" svg:x2="4.6cm" svg:y2="7cm">
          <text:p/>
        </draw:line>
        <draw:line draw:style-name="gr5" draw:text-style-name="P1" draw:layer="layout" svg:x1="9.4cm" svg:y1="9.6cm" svg:x2="4.9cm" svg:y2="6.8cm">
          <text:p/>
        </draw:line>
        <draw:line draw:style-name="gr5" draw:text-style-name="P1" draw:layer="layout" svg:x1="13.2cm" svg:y1="9.8cm" svg:x2="5cm" svg:y2="6.6cm">
          <text:p/>
        </draw:line>
        <draw:line draw:style-name="gr5" draw:text-style-name="P1" draw:layer="layout" svg:x1="13.9cm" svg:y1="9.3cm" svg:x2="12.6cm" svg:y2="7cm">
          <text:p/>
        </draw:line>
        <draw:line draw:style-name="gr5" draw:text-style-name="P1" draw:layer="layout" svg:x1="10.3cm" svg:y1="9.3cm" svg:x2="11.7cm" svg:y2="7cm">
          <text:p/>
        </draw:line>
        <draw:line draw:style-name="gr5" draw:text-style-name="P1" draw:layer="layout" svg:x1="7cm" svg:y1="9.6cm" svg:x2="11.3cm" svg:y2="6.8cm">
          <text:p/>
        </draw:line>
        <draw:line draw:style-name="gr5" draw:text-style-name="P1" draw:layer="layout" svg:x1="3.2cm" svg:y1="9.9cm" svg:x2="11.2cm" svg:y2="6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aea79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5:55:34.850475293</meta:creation-date>
    <dc:date>2015-10-26T16:23:22.939656130</dc:date>
    <meta:editing-duration>PT11M25S</meta:editing-duration>
    <meta:editing-cycles>3</meta:editing-cycles>
    <meta:generator>LibreOffice/4.2.8.2$Linux_X86_64 LibreOffice_project/420m0$Build-2</meta:generator>
    <meta:document-statistic meta:object-count="21"/>
  </office:meta>
</office:document-meta>
</file>